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6575a" officeooo:paragraph-rsid="0016575a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65ca7" officeooo:paragraph-rsid="00165ca7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70c0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 style:list-style-name="WW8Num2">
      <style:text-properties fo:font-size="12pt" style:font-size-asian="12pt" style:font-size-complex="12pt"/>
    </style:style>
    <style:style style:name="P13" style:family="paragraph" style:parent-style-name="Standard" style:list-style-name="WW8Num3">
      <style:text-properties fo:font-size="12pt" style:font-size-asian="12pt" style:font-size-complex="12pt"/>
    </style:style>
    <style:style style:name="P14" style:family="paragraph" style:parent-style-name="Standard" style:list-style-name="WW8Num5">
      <style:text-properties fo:font-size="12pt" style:font-size-asian="12pt" style:font-size-complex="12pt"/>
    </style:style>
    <style:style style:name="P15" style:family="paragraph" style:parent-style-name="Standard" style:list-style-name="WW8Num4">
      <style:text-properties fo:font-size="12pt" style:font-size-asian="12pt" style:font-size-complex="12pt"/>
    </style:style>
    <style:style style:name="P16" style:family="paragraph" style:parent-style-name="Standard" style:list-style-name="WW8Num2">
      <style:text-properties fo:font-size="12pt" officeooo:rsid="00165ca7" officeooo:paragraph-rsid="00165ca7" style:font-size-asian="12pt" style:font-size-complex="12pt"/>
    </style:style>
    <style:style style:name="P17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officeooo:rsid="0016575a" officeooo:paragraph-rsid="0016575a" style:font-size-asian="12pt" style:font-weight-asian="bold" style:font-size-complex="12pt" style:font-weight-complex="bold"/>
    </style:style>
    <style:style style:name="P20" style:family="paragraph" style:parent-style-name="Standard" style:list-style-name="WW8Num4">
      <style:text-properties fo:font-size="12pt" style:text-underline-style="solid" style:text-underline-width="auto" style:text-underline-color="font-color" fo:font-weight="bold" officeooo:rsid="0016575a" officeooo:paragraph-rsid="00165ca7" style:font-size-asian="12pt" style:font-weight-asian="bold" style:font-size-complex="12pt" style:font-weight-complex="bold"/>
    </style:style>
    <style:style style:name="P21" style:family="paragraph" style:parent-style-name="Standard" style:list-style-name="WW8Num2"/>
    <style:style style:name="P22" style:family="paragraph" style:parent-style-name="Standard">
      <style:paragraph-properties fo:margin-left="0.75in" fo:margin-right="0in" fo:text-indent="-0.25in" style:auto-text-indent="false"/>
    </style:style>
    <style:style style:name="P23" style:family="paragraph" style:parent-style-name="Standard">
      <style:paragraph-properties fo:margin-left="0in" fo:margin-right="0in" fo:text-indent="0.5in" style:auto-text-indent="false"/>
    </style:style>
    <style:style style:name="P24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1in" fo:margin-right="0in" fo:text-indent="0.5in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27" style:family="paragraph" style:parent-style-name="Standard">
      <style:paragraph-properties fo:margin-left="1in" fo:margin-right="0.5in" fo:text-indent="0.5in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WW8Num1">
      <style:paragraph-properties fo:margin-left="0.55in" fo:margin-right="0in" fo:text-indent="-0.05in" style:auto-text-indent="false">
        <style:tab-stops>
          <style:tab-stop style:position="0.75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30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65ca7" style:font-size-asian="14pt" style:font-weight-asian="bold" style:font-size-complex="14pt" style:font-weight-complex="bold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0000" fo:font-size="12pt" style:font-size-asian="12pt" style:font-size-complex="12pt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70c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65ca7" style:font-size-asian="12pt" style:font-size-complex="12pt"/>
    </style:style>
    <style:style style:name="T11" style:family="text">
      <style:text-properties fo:font-size="12pt" style:font-size-asian="12pt" style:font-name-complex="Times New Roman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officeooo:rsid="0016575a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9" style:family="text">
      <style:text-properties style:font-name="Symbol" fo:font-size="12pt" style:font-name-asian="Symbol" style:font-size-asian="12pt" style:font-name-complex="Symbol"/>
    </style:style>
    <style:style style:name="T20" style:family="text">
      <style:text-properties style:font-name="Symbol" fo:font-size="12pt" style:font-name-asian="Symbol" style:font-size-asian="12pt" style:font-name-complex="Symbol" style:font-size-complex="12pt"/>
    </style:style>
    <style:style style:name="T21" style:family="text">
      <style:text-properties style:font-name="Symbol" fo:font-size="12pt" officeooo:rsid="001813ac" style:font-name-asian="Symbol" style:font-size-asian="12pt" style:font-name-complex="Symbol" style:font-size-complex="12pt"/>
    </style:style>
    <style:style style:name="T22" style:family="text">
      <style:text-properties style:font-name="Symbol" fo:font-size="12pt" style:font-size-asian="12pt" style:font-name-complex="Symbol"/>
    </style:style>
    <style:style style:name="T23" style:family="text">
      <style:text-properties style:font-name="Symbol" style:font-name-asian="Symbol" style:font-name-complex="Symbol"/>
    </style:style>
    <style:style style:name="T24" style:family="text">
      <style:text-properties style:font-name="Symbol" style:text-underline-style="solid" style:text-underline-width="auto" style:text-underline-color="font-color" style:font-name-asian="Symbol" style:font-name-complex="Symbo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6575a"/>
    </style:style>
    <style:style style:name="T27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Abyssinica SIL" style:text-underline-style="solid" style:text-underline-width="auto" style:text-underline-color="font-color" officeooo:rsid="0016575a" style:font-name-asian="Symbol" style:font-name-complex="Symbol"/>
    </style:style>
    <style:style style:name="T29" style:family="text">
      <style:text-properties style:font-name="Abyssinica SIL" fo:font-size="12pt" officeooo:rsid="001813ac" style:font-name-asian="Symbol" style:font-size-asian="12pt" style:font-name-complex="Symbol" style:font-size-complex="12pt"/>
    </style:style>
    <style:style style:name="T30" style:family="text">
      <style:text-properties style:font-name="Abyssinica SIL" fo:font-size="12pt" style:text-underline-style="solid" style:text-underline-width="auto" style:text-underline-color="font-color" officeooo:rsid="001813ac" style:font-name-asian="Symbol" style:font-size-asian="12pt" style:font-name-complex="Symbol" style:font-size-complex="12pt"/>
    </style:style>
    <style:style style:name="T31" style:family="text">
      <style:text-properties officeooo:rsid="00165ca7"/>
    </style:style>
    <style:style style:name="T32" style:family="text">
      <style:text-properties officeooo:rsid="0019add4"/>
    </style:style>
    <style:style style:name="T33" style:family="text">
      <style:text-properties officeooo:rsid="0019ef57"/>
    </style:style>
    <style:style style:name="T34" style:family="text">
      <style:text-properties officeooo:rsid="001a2d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7">Memory Management</text:p>
      <text:p text:style-name="P8"/>
      <text:p text:style-name="P10">We want to create our own memory management system, which actually is some kind of container of memory pages. Each page is just a chunk of bytes in memory. </text:p>
      <text:p text:style-name="Standard"><text:span text:style-name="T8">User of this memory doesn’t know that when he writes/reads data through the <text:s/>Memory Pool and <text:s/>it’s possible that the data is even divided </text:span><text:span text:style-name="T7">between different pages ( see example below );</text:span></text:p>
      <text:p text:style-name="P3"/>
      <text:p text:style-name="P11">To create memory management system which is built from three components:</text:p>
      <text:p text:style-name="Standard"/>
      <text:p text:style-name="P22"><text:span text:style-name="T20"></text:span><text:span text:style-name="T9"><text:tab/> <text:s text:c="5"/>base class memManager_t </text:span></text:p>
      <text:p text:style-name="Standard"><text:span text:style-name="T9"><text:tab/></text:span><text:span text:style-name="T22"></text:span><text:span text:style-name="T9"><text:tab/>derived class memPage_t </text:span></text:p>
      <text:p text:style-name="P23"><text:span text:style-name="T19"></text:span><text:span text:style-name="T9"><text:tab/>derived class memPool_t</text:span></text:p>
      <text:p text:style-name="P4">memcpy – <text:span text:style-name="T34">to read and write.</text:span></text:p>
      <text:p text:style-name="P5">ctor- fopen.</text:p>
      <text:p text:style-name="P5">Dtor-fclose.</text:p>
      <text:p text:style-name="P2">functionality of memManager_t</text:p>
      <text:p text:style-name="P2"/>
      <text:p text:style-name="P23"><text:span text:style-name="T19"></text:span><text:span text:style-name="T9"><text:tab/>object of type memManager_t <text:s/>can 't be constructed <text:s/></text:span></text:p>
      <text:p text:style-name="P23"><text:span text:style-name="T19"></text:span><text:span text:style-name="T9"><text:tab/>possibility to get and set current position in memory </text:span></text:p>
      <text:p text:style-name="P23"><text:span text:style-name="T19"></text:span><text:span text:style-name="T9"><text:tab/>to get following information about memory <text:s/>status:</text:span></text:p>
      <text:p text:style-name="P24"><text:tab/><text:tab/>memory <text:s/>empty ?</text:p>
      <text:p text:style-name="P25">actual size of the memory <text:s/>( how many bytes really written in memory)<text:span text:style-name="T23"> </text:span><text:span text:style-name="T24">-</text:span><text:span text:style-name="T28">getSize</text:span></text:p>
      <text:p text:style-name="Standard"><text:span text:style-name="T19"></text:span><text:span text:style-name="T9"><text:tab/>to </text:span><text:span text:style-name="T12">read</text:span><text:span text:style-name="T9"> </text:span><text:span text:style-name="T10">(fread) </text:span><text:span text:style-name="T9">data from memory – 2 functions:</text:span></text:p>
      <text:list xml:id="list3066041760" text:style-name="WW8Num2">
        <text:list-item>
          <text:p text:style-name="P21"><text:span text:style-name="T11"><text:s/></text:span><text:span text:style-name="T9">if position is not given, then from current position- </text:span><text:span text:style-name="T13">set and get position.</text:span></text:p>
        </text:list-item>
        <text:list-item>
          <text:p text:style-name="P12">else from position given by user - <text:s/><text:span text:style-name="T26">no holes- stay in the current position.</text:span></text:p>
          <text:p text:style-name="P16"><text:span text:style-name="T26">G</text:span><text:span text:style-name="T25">et- ftell.</text:span></text:p>
          <text:p text:style-name="P16"><text:span text:style-name="T25">Set-fseek.</text:span></text:p>
        </text:list-item>
      </text:list>
      <text:p text:style-name="Standard"><text:span text:style-name="T19"></text:span><text:span text:style-name="T9"><text:tab/>to </text:span><text:span text:style-name="T12">write</text:span><text:span text:style-name="T9"> </text:span><text:span text:style-name="T10">(fwrite) </text:span><text:span text:style-name="T9">data into memory – 2 functions:</text:span></text:p>
      <text:list xml:id="list4087415906" text:style-name="WW8Num3">
        <text:list-item>
          <text:p text:style-name="P13">if position is not given, then from current position</text:p>
        </text:list-item>
        <text:list-item>
          <text:p text:style-name="P13">else from position given by user</text:p>
        </text:list-item>
      </text:list>
      <text:p text:style-name="P6"/>
      <text:p text:style-name="P2">functionality of memPage_t</text:p>
      <text:p text:style-name="P2"/>
      <text:p text:style-name="Standard"><text:span text:style-name="T12"><text:tab/></text:span><text:span text:style-name="T6">memPage_t</text:span><text:span text:style-name="T9"> has to hold any data as a stream of bytes </text:span></text:p>
      <text:p text:style-name="P23"><text:span text:style-name="T19"></text:span><text:span text:style-name="T9"><text:tab/>object of type memPage_t can be constructed from:</text:span></text:p>
      <text:p text:style-name="P24"><text:tab/>some default size ( for example 1024 bytes) <text:span text:style-name="T31">or </text:span>with the size provided by user</text:p>
      <text:p text:style-name="P23"><text:span text:style-name="T19"></text:span><text:span text:style-name="T9"><text:tab/>copy of object of type memPage_t is forbidden</text:span></text:p>
      <text:p text:style-name="P23"><text:span text:style-name="T19"></text:span><text:span text:style-name="T9"><text:tab/>possibility to get and set current position in memory buffer</text:span></text:p>
      <text:p text:style-name="P23"><text:span text:style-name="T19"></text:span><text:span text:style-name="T9"><text:tab/>to get following information about page status:</text:span></text:p>
      <text:p text:style-name="P24"><text:tab/><text:tab/>is page empty </text:p>
      <text:p text:style-name="P25">is page full</text:p>
      <text:p text:style-name="P25">actual size of the page ( how many bytes really written in page)</text:p>
      <text:p text:style-name="P25">capacity of the page ( length )</text:p>
      <text:p text:style-name="P23"><text:span text:style-name="T19"></text:span><text:span text:style-name="T9"><text:tab/>to read data from page – 2 functions :</text:span></text:p>
      <text:list xml:id="list4192343434" text:style-name="WW8Num5">
        <text:list-item>
          <text:p text:style-name="P14">if position is not given, then from current position</text:p>
        </text:list-item>
        <text:list-item>
          <text:p text:style-name="P14">else from position given by user</text:p>
        </text:list-item>
      </text:list>
      <text:p text:style-name="P23"><text:span text:style-name="T19"></text:span><text:span text:style-name="T9"><text:tab/>to write data into page</text:span></text:p>
      <text:list xml:id="list2983971543" text:style-name="WW8Num4">
        <text:list-item>
          <text:p text:style-name="P15">if position is not given, then from current position</text:p>
        </text:list-item>
        <text:list-item>
          <text:p text:style-name="P15">else from position given by user<text:span text:style-name="T17">.</text:span></text:p>
        </text:list-item>
        <text:list-item>
          <text:p text:style-name="P20"><text:span text:style-name="T17">memory page- size of page- 6 bytes.</text:span></text:p>
        </text:list-item>
      </text:list>
      <text:p text:style-name="P26"/>
      <text:p text:style-name="Standard"><text:span text:style-name="T2">functionality of </text:span><text:span text:style-name="T14"><text:s/></text:span><text:span text:style-name="T2">memPool</text:span><text:span text:style-name="T14">_t:</text:span><text:span text:style-name="T2"> </text:span><text:span text:style-name="T3">(container of memPage)</text:span></text:p>
      <text:p text:style-name="P2"/>
      <text:p text:style-name="Standard"><text:span text:style-name="T12"><text:tab/></text:span><text:span text:style-name="T9">The role of</text:span><text:span text:style-name="T12"> </text:span><text:span text:style-name="T9">memPool_t is to <text:s/>control <text:s/>placement of data in </text:span><text:span text:style-name="T12">vector</text:span><text:span text:style-name="T9"> of <text:s/>memory pages and to provide user the following functionality:</text:span><text:span text:style-name="T20"> </text:span><text:span text:style-name="T30">dont have capacity.</text:span></text:p>
      <text:p text:style-name="P23"><text:span text:style-name="T19"></text:span><text:span text:style-name="T9"><text:tab/>object of type memPool_t has to be constructed with one empty page </text:span></text:p>
      <text:p text:style-name="P23"><text:span text:style-name="T19"></text:span><text:span text:style-name="T9"><text:tab/>copy of objects of type memPool_t is forbidden</text:span></text:p>
      <text:p text:style-name="P23"><text:span text:style-name="T19"></text:span><text:span text:style-name="T9"><text:tab/>possibility to get and set current position in memPool_t</text:span></text:p>
      <text:p text:style-name="P27">( take in consideration how many bytes are really written in memPool_t)</text:p>
      <text:p text:style-name="P23"><text:span text:style-name="T19"></text:span><text:span text:style-name="T9"><text:tab/>to get following information about Memory Pool <text:s/>status:</text:span></text:p>
      <text:p text:style-name="P24"><text:tab/><text:tab/>empty <text:s/>?</text:p>
      <text:p text:style-name="P25">actual size of the object memPool_t <text:s/>( how many bytes really written in pool)</text:p>
      <text:p text:style-name="P23"><text:span text:style-name="T19"></text:span><text:span text:style-name="T9"><text:tab/>to </text:span><text:span text:style-name="T12">read</text:span><text:span text:style-name="T9"> data from Memory Pool – 2 functions :</text:span></text:p>
      <text:list xml:id="list124846112752581" text:continue-list="list4192343434" text:style-name="WW8Num5">
        <text:list-item>
          <text:p text:style-name="P14">if position is not given, then from current position</text:p>
        </text:list-item>
        <text:list-item>
          <text:p text:style-name="P14">else from position given by user</text:p>
        </text:list-item>
      </text:list>
      <text:p text:style-name="P23"><text:span text:style-name="T19"></text:span><text:span text:style-name="T9"><text:tab/>to </text:span><text:span text:style-name="T12">write</text:span><text:span text:style-name="T9"> data into Memory Pool</text:span></text:p>
      <text:list xml:id="list124844910167856" text:continue-list="list2983971543" text:style-name="WW8Num4">
        <text:list-item>
          <text:p text:style-name="P15">if position is not given, then from current position</text:p>
        </text:list-item>
        <text:list-item>
          <text:p text:style-name="P15">else from position given by user</text:p>
        </text:list-item>
      </text:list>
      <text:p text:style-name="P23"><text:span text:style-name="T19"></text:span><text:span text:style-name="T9"><text:tab/>to provide possibility to set and to get default size of memory page ( </text:span><text:span text:style-name="T7">one for all pages</text:span><text:span text:style-name="T9"> )</text:span></text:p>
      <text:p text:style-name="P24"/>
      <text:p text:style-name="P24"/>
      <text:p text:style-name="P9">Example:</text:p>
      <text:p text:style-name="P23"/>
      <text:p text:style-name="P11">Object of type memPool _t contains 3 memPage_t pages.</text:p>
      <text:p text:style-name="P24"/>
      <text:p text:style-name="P11">Page 1</text:p>
      <text:p text:style-name="P24">1024 bytes length ( capacity)</text:p>
      <text:p text:style-name="P24">1024 bytes actual size</text:p>
      <text:p text:style-name="P11">Page 2</text:p>
      <text:p text:style-name="P24">1024 bytes length ( capacity)</text:p>
      <text:p text:style-name="P24">1024 bytes actual size</text:p>
      <text:p text:style-name="P11">Page 3</text:p>
      <text:p text:style-name="P24">1024 bytes length ( capacity)</text:p>
      <text:p text:style-name="P24">200 bytes actual size</text:p>
      <text:p text:style-name="P23"/>
      <text:p text:style-name="P11">First 2 buffers are full, and in the last one only 200 bytes are filled.</text:p>
      <text:p text:style-name="Standard"/>
      <text:p text:style-name="P11">So , actual size of memPool _t is 2248 bytes.</text:p>
      <text:p text:style-name="P11">Actual size of first 2 buffers is 1024 bytes, and actual size of last buffer is 200 bytes.</text:p>
      <text:p text:style-name="P11"/>
      <text:p text:style-name="P11">If now user wants to write into memPool _t object of 1000 bytes length, then</text:p>
      <text:p text:style-name="P11">memPool _t has to:</text:p>
      <text:list xml:id="list269773783" text:style-name="WW8Num1">
        <text:list-item>
          <text:p text:style-name="P28">add 824 bytes to last buffer ( till 1024 bytes), </text:p>
        </text:list-item>
        <text:list-item>
          <text:p text:style-name="P28">to create a new buffer of size 1024 bytes </text:p>
        </text:list-item>
        <text:list-item>
          <text:p text:style-name="P28">to write into it 176 bytes.</text:p>
        </text:list-item>
      </text:list>
      <text:p text:style-name="P11"/>
      <text:p text:style-name="P11"/>
      <text:p text:style-name="P17">So , it’s possible that when we write into Memory Page integer number then the first 3 bytes of it are in one page and the last byte in another page !!!</text:p>
      <text:p text:style-name="P17"/>
      <text:p text:style-name="Standard"><text:span text:style-name="T16">“</text:span><text:span text:style-name="T15">Holes” in the pages are forbidden – nothing can’t be written over in a byte which address in Page is larger than Actual Size</text:span></text:p>
      <text:p text:style-name="P11"/>
      <text:p text:style-name="P11"/>
      <text:p text:style-name="P11"/>
      <text:p text:style-name="Standard"><text:soft-page-break/><text:span text:style-name="T5">Notes</text:span><text:span text:style-name="T4">:</text:span></text:p>
      <text:p text:style-name="P11">For sure ANY data can be written and read to/from Memory Pool, for example:</text:p>
      <text:p text:style-name="P29"/>
      <text:p text:style-name="P29">memPool_t mp;</text:p>
      <text:p text:style-name="P29">int k;</text:p>
      <text:p text:style-name="P29">mp.write(&amp;k , sizeof(int));<text:tab/><text:tab/>// from Current position</text:p>
      <text:p text:style-name="P29">mp.write(&amp;k , sizeof(int), int pos);<text:tab/>// from Given position </text:p>
      <text:p text:style-name="P29"/>
      <text:p text:style-name="P11"><text:tab/></text:p>
      <text:p text:style-name="P11">^^^^^^^^^^^^^^^^^^^^^^^^^^^^^^^^^^^^^^^^^^^^^^^^^^^^^^^^^^^^^^^^^^^^^^^^^^^^^^^^^^^</text:p>
      <text:p text:style-name="P1"/>
      <text:p text:style-name="Standard"><text:span text:style-name="T1">STL (Standard Template Library) Vector example</text:span></text:p>
      <text:p text:style-name="P11"/>
      <text:p text:style-name="P18">#include &lt;iostream&gt;</text:p>
      <text:p text:style-name="P18">#include &lt;vector&gt;</text:p>
      <text:p text:style-name="P18">using namespace std;</text:p>
      <text:p text:style-name="P18"/>
      <text:p text:style-name="P18">int main() {</text:p>
      <text:p text:style-name="P18"/>
      <text:p text:style-name="Standard"><text:span text:style-name="T11"><text:s text:c="4"/><text:tab/></text:span><text:span text:style-name="T12">vector&lt;Page_t*&gt; v;</text:span><text:span text:style-name="T9"> <text:tab/><text:tab/>/</text:span><text:span text:style-name="T27">/ CTOR of vector of pointers to page</text:span></text:p>
      <text:p text:style-name="P11"><text:tab/></text:p>
      <text:p text:style-name="Standard"><text:span text:style-name="T9"><text:tab/></text:span><text:span text:style-name="T12">Page_t* pg = new Page_t;</text:span></text:p>
      <text:p text:style-name="Standard"><text:span text:style-name="T9"><text:tab/></text:span><text:span text:style-name="T12">v.insert(v.end(), pg);<text:tab/><text:tab/></text:span><text:span text:style-name="T27">// add new pointer to page to the end of vector ?</text:span></text:p>
      <text:p text:style-name="P11">}</text:p>
      <text:p text:style-name="P31">iterator insert (iterator position, const value_type&amp; val);</text:p>
      <text:p text:style-name="P31">iterator erase (iterator position);<text:span text:style-name="T32">(remove).</text:span></text:p>
      <text:p text:style-name="P31">reference operator[] (size_type n); - <text:span text:style-name="T33">get page by index.</text:span></text:p>
      <text:p text:style-name="P1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Miriam" style:font-family-complex="Miriam" style:font-family-generic-complex="swiss" style:font-pitch-complex="variable" style:font-size-complex="10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Miriam" style:font-family-complex="Miriam" style:font-family-generic-complex="swiss" style:font-pitch-complex="variable" style:font-size-complex="12pt"/>
    </style:style>
    <style:style style:name="WW8Num3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Miriam" style:font-family-complex="Miriam" style:font-family-generic-complex="swiss" style:font-pitch-complex="variable" style:font-weight-complex="bold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Miriam" style:font-family-complex="Miriam" style:font-family-generic-complex="swiss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Miriam" style:font-family-complex="Miriam" style:font-family-generic-complex="swiss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Miriam" style:font-family-complex="Miriam" style:font-family-generic-complex="swiss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Miriam" style:font-family-complex="Miriam" style:font-family-generic-complex="swiss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52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Yossef Halakhmi</meta:initial-creator>
    <meta:creation-date>1996-08-29T05:54:00</meta:creation-date>
    <dc:date>2019-03-17T12:48:44.364017894</dc:date>
    <meta:print-date>2001-01-07T11:18:00</meta:print-date>
    <meta:editing-cycles>16</meta:editing-cycles>
    <meta:editing-duration>PT28M29S</meta:editing-duration>
    <meta:generator>LibreOffice/6.0.7.3$Linux_X86_64 LibreOffice_project/00m0$Build-3</meta:generator>
    <meta:document-statistic meta:table-count="0" meta:image-count="0" meta:object-count="0" meta:page-count="3" meta:paragraph-count="100" meta:word-count="818" meta:character-count="4586" meta:non-whitespace-character-count="3820"/>
  </office:meta>
</office:document-meta>
</file>